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6.65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20.8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8.4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28.51mm" fo:break-before="auto" style:use-optimal-row-height="true"/>
    </style:style>
    <style:style style:name="ro111" style:family="table-row">
      <style:table-row-properties style:row-height="46.06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3.71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13.41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153.19mm" fo:break-before="auto" style:use-optimal-row-height="true"/>
    </style:style>
    <style:style style:name="ro138" style:family="table-row">
      <style:table-row-properties style:row-height="89.25mm" fo:break-before="auto" style:use-optimal-row-height="true"/>
    </style:style>
    <style:style style:name="ro139" style:family="table-row">
      <style:table-row-properties style:row-height="64.73mm" fo:break-before="auto" style:use-optimal-row-height="false"/>
    </style:style>
    <style:style style:name="ro140" style:family="table-row">
      <style:table-row-properties style:row-height="80.79mm" fo:break-before="auto" style:use-optimal-row-height="true"/>
    </style:style>
    <style:style style:name="ro141" style:family="table-row">
      <style:table-row-properties style:row-height="61.03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57.15mm" fo:break-before="auto" style:use-optimal-row-height="true"/>
    </style:style>
    <style:style style:name="ro144" style:family="table-row">
      <style:table-row-properties style:row-height="47.27mm" fo:break-before="auto" style:use-optimal-row-height="true"/>
    </style:style>
    <style:style style:name="ro145"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50"/>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2" office:value-type="string" calcext:value-type="string">
            <text:p>MenuShortcut-1</text:p>
          </table:table-cell>
          <table:table-cell table:style-name="ce202" office:value-type="string" calcext:value-type="string">
            <text:p>閉じたタブを開き直す</text:p>
          </table:table-cell>
          <table:table-cell table:style-name="ce202" office:value-type="string" calcext:value-type="string">
            <text:p>undoCloseTab</text:p>
          </table:table-cell>
          <table:table-cell table:style-name="ce206" office:value-type="string" calcext:value-type="string">
            <text:p>Ctrl-Shift-T</text:p>
          </table:table-cell>
          <table:table-cell table:style-name="ce206" office:value-type="string" calcext:value-type="string">
            <text:p>#key_undoCloseTab,</text:p>
            <text:p>#History\:UndoCloseTab,</text:p>
            <text:p>#historyUndoMenu,</text:p>
            <text:p>#toolbar-context-undoCloseTab,</text:p>
            <text:p>#context_undoCloseTab</text:p>
          </table:table-cell>
          <table:table-cell table:style-name="ce206"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2" office:value-type="string" calcext:value-type="string">
            <text:p>Ctrl-Shift-T</text:p>
          </table:table-cell>
          <table:table-cell table:style-name="ce20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2" office:value-type="string" calcext:value-type="string">
            <text:p>MenuShortcut-2</text:p>
          </table:table-cell>
          <table:table-cell table:style-name="ce202" office:value-type="string" calcext:value-type="string">
            <text:p>閉じたウィンドウを開き直す</text:p>
          </table:table-cell>
          <table:table-cell table:style-name="ce202" office:value-type="string" calcext:value-type="string">
            <text:p>undoCloseWindow</text:p>
          </table:table-cell>
          <table:table-cell table:style-name="ce206" office:value-type="string" calcext:value-type="string">
            <text:p>Ctrl-Shift-N</text:p>
          </table:table-cell>
          <table:table-cell table:style-name="ce206" office:value-type="string" calcext:value-type="string">
            <text:p>#key_undoCloseWindow,</text:p>
            <text:p>#History\:UndoCloseWindow,</text:p>
            <text:p>#historyUndoWindowMenu</text:p>
            <text:p/>
            <text:p/>
          </table:table-cell>
          <table:table-cell table:style-name="ce206"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2" office:value-type="string" calcext:value-type="string">
            <text:p>Ctrl-Shift-N</text:p>
          </table:table-cell>
          <table:table-cell table:style-name="ce202" office:value-type="string" calcext:value-type="string">
            <text:p>#key_undoCloseWindow,</text:p>
            <text:p>#History\:UndoCloseWindow,</text:p>
            <text:p>#historyUndoWindowMenu,</text:p>
            <text:p>#PanelUI-recentlyClosedWindows-separator,</text:p>
            <text:p>#PanelUI-recentlyClosedWindow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2" office:value-type="string" calcext:value-type="string">
            <text:p>MenuShortcut-3</text:p>
          </table:table-cell>
          <table:table-cell table:style-name="ce202" office:value-type="string" calcext:value-type="string">
            <text:p>ファイル＞新しいプライベートウィンドウを開く</text:p>
          </table:table-cell>
          <table:table-cell table:style-name="ce202" office:value-type="string" calcext:value-type="string">
            <text:p>newPrivateWindow</text:p>
          </table:table-cell>
          <table:table-cell table:style-name="ce206" office:value-type="string" calcext:value-type="string">
            <text:p>Ctrl-Shift-P</text:p>
          </table:table-cell>
          <table:table-cell table:style-name="ce20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2" office:value-type="string" calcext:value-type="string">
            <text:p>Ctrl-Shift-P</text:p>
          </table:table-cell>
          <table:table-cell table:style-name="ce20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2" office:value-type="string" calcext:value-type="string">
            <text:p>MenuShortcut-4</text:p>
          </table:table-cell>
          <table:table-cell table:style-name="ce202" office:value-type="string" calcext:value-type="string">
            <text:p>ファイル＞ページのURLをメールで送信（ページのURLをメールで送信ボタン）</text:p>
          </table:table-cell>
          <table:table-cell table:style-name="ce202" office:value-type="string" calcext:value-type="string">
            <text:p>browser_sendLink</text:p>
          </table:table-cell>
          <table:table-cell table:style-name="ce206" office:value-type="string" calcext:value-type="string">
            <text:p>-</text:p>
          </table:table-cell>
          <table:table-cell table:style-name="ce206" office:value-type="string" calcext:value-type="string">
            <text:p>#Browser\:SendLink,</text:p>
            <text:p>#menu_sendLink,</text:p>
            <text:p>#context-sendpagetodevice,</text:p>
            <text:p>#email-link-button,</text:p>
            <text:p>#wrapper-email-link-button</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Browser\:SendLink,</text:p>
            <text:p>#menu_sendLink,</text:p>
            <text:p>#context-sendpage,</text:p>
            <text:p>#email-link-button,</text:p>
            <text:p>#wrapper-email-link-butto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2" office:value-type="string" calcext:value-type="string">
            <text:p>MenuShortcut-5</text:p>
          </table:table-cell>
          <table:table-cell table:style-name="ce202" office:value-type="string" calcext:value-type="string">
            <text:p>ファイル＞オフライン作業</text:p>
          </table:table-cell>
          <table:table-cell table:style-name="ce202" office:value-type="string" calcext:value-type="string">
            <text:p>goOfflineMenuitem</text:p>
          </table:table-cell>
          <table:table-cell table:style-name="ce206" office:value-type="string" calcext:value-type="string">
            <text:p>-</text:p>
          </table:table-cell>
          <table:table-cell table:style-name="ce206" office:value-type="string" calcext:value-type="string">
            <text:p>#goOfflineMenuitem,</text:p>
            <text:p>[oncommand="BrowserOffline.toggleOfflineStatus();"]</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2" office:value-type="string" calcext:value-type="string">
            <text:p>-</text:p>
          </table:table-cell>
          <table:table-cell table:style-name="ce202" office:value-type="string" calcext:value-type="string">
            <text:p>#goOfflineMenuitem,</text:p>
            <text:p>[oncommand="BrowserOffline.toggleOfflineStatu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2" office:value-type="string" calcext:value-type="string">
            <text:p>MenuShortcut-6（廃止）</text:p>
          </table:table-cell>
          <table:table-cell table:style-name="ce202" office:value-type="string" calcext:value-type="string">
            <text:p>ツール＞プライベートブラウジングの開始</text:p>
          </table:table-cell>
          <table:table-cell table:style-name="ce202" office:value-type="string" calcext:value-type="string">
            <text:p>privatebrowsing</text:p>
          </table:table-cell>
          <table:table-cell table:style-name="ce206" office:value-type="string" calcext:value-type="string">
            <text:p>Firefox 31で廃止</text:p>
          </table:table-cell>
          <table:table-cell table:style-name="ce206" table:number-columns-repeated="3"/>
          <table:table-cell table:style-name="ce6" table:number-columns-repeated="2"/>
          <table:table-cell table:style-name="ce6" table:formula="of:=IF(AND([.F10]=[.M10];[.G10]=[.N10];[.I10]=[.O10]);&quot;&quot;;IF([.M10]=&quot;&quot;;&quot;新規&quot;;&quot;変更あり&quot;))">
            <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2" office:value-type="string" calcext:value-type="string">
            <text:p>MenuShortcut-7</text:p>
          </table:table-cell>
          <table:table-cell table:style-name="ce202" office:value-type="string" calcext:value-type="string">
            <text:p>ツール＞ダウンロード</text:p>
            <text:p>（旧バージョンでは「ダウンロードマネージャ」）</text:p>
          </table:table-cell>
          <table:table-cell table:style-name="ce202" office:value-type="string" calcext:value-type="string">
            <text:p>openDownloads</text:p>
          </table:table-cell>
          <table:table-cell table:style-name="ce206" office:value-type="string" calcext:value-type="string">
            <text:p>Ctrl-Shift-Y</text:p>
            <text:p>(旧バージョンではCtrl+J)</text:p>
          </table:table-cell>
          <table:table-cell table:style-name="ce206" office:value-type="string" calcext:value-type="string">
            <text:p>#key_openDownloads,</text:p>
            <text:p>#Tools\:Downloads,</text:p>
            <text:p>#menu_openDownloads,</text:p>
            <text:p>#downloads-button,</text:p>
            <text:p>#wrapper-downloads-button,</text:p>
            <text:p>#appMenu-library-downloads-button</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2" office:value-type="string" calcext:value-type="string">
            <text:p>Ctrl-J</text:p>
          </table:table-cell>
          <table:table-cell table:style-name="ce202" office:value-type="string" calcext:value-type="string">
            <text:p>#key_openDownloads,</text:p>
            <text:p>#Tools\:Downloads,</text:p>
            <text:p>#menu_openDownloads,</text:p>
            <text:p>#downloads-button,</text:p>
            <text:p>#wrapper-downloads-butto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2" office:value-type="string" calcext:value-type="string">
            <text:p>MenuShortcut-8（廃止）</text:p>
          </table:table-cell>
          <table:table-cell table:style-name="ce202" office:value-type="string" calcext:value-type="string">
            <text:p>ツール＞ページの調査</text:p>
          </table:table-cell>
          <table:table-cell table:style-name="ce202" office:value-type="string" calcext:value-type="string">
            <text:p>inspectPage</text:p>
          </table:table-cell>
          <table:table-cell table:style-name="ce206" office:value-type="string" calcext:value-type="string">
            <text:p>Firefox 31で廃止</text:p>
          </table:table-cell>
          <table:table-cell table:style-name="ce206" table:number-columns-repeated="3"/>
          <table:table-cell table:style-name="ce6" table:number-columns-repeated="2"/>
          <table:table-cell table:style-name="ce6" table:formula="of:=IF(AND([.F12]=[.M12];[.G12]=[.N12];[.I12]=[.O12]);&quot;&quot;;IF([.M12]=&quot;&quot;;&quot;新規&quot;;&quot;変更あり&quot;))">
            <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2" office:value-type="string" calcext:value-type="string">
            <text:p>MenuShortcut-9（廃止）</text:p>
          </table:table-cell>
          <table:table-cell table:style-name="ce202" office:value-type="string" calcext:value-type="string">
            <text:p>ツール＞アプリ</text:p>
          </table:table-cell>
          <table:table-cell table:style-name="ce202" office:value-type="string" calcext:value-type="string">
            <text:p>openApps</text:p>
          </table:table-cell>
          <table:table-cell table:style-name="ce206" office:value-type="string" calcext:value-type="string">
            <text:p>Firefox 45で廃止</text:p>
          </table:table-cell>
          <table:table-cell table:style-name="ce206"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2" office:value-type="string" calcext:value-type="string">
            <text:p>Firefox 45で廃止</text:p>
          </table:table-cell>
          <table:table-cell table:style-name="ce202"/>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2" office:value-type="string" calcext:value-type="string">
            <text:p>MenuShortcut-10</text:p>
          </table:table-cell>
          <table:table-cell table:style-name="ce202" office:value-type="string" calcext:value-type="string">
            <text:p>ツール＞ウェブ開発（開発ツールボタン）</text:p>
          </table:table-cell>
          <table:table-cell table:style-name="ce202" office:value-type="string" calcext:value-type="string">
            <text:p>webDeveloper</text:p>
          </table:table-cell>
          <table:table-cell table:style-name="ce206" office:value-type="string" calcext:value-type="string">
            <text:p>-</text:p>
          </table:table-cell>
          <table:table-cell table:style-name="ce206"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webDeveloperMenu,</text:p>
            <text:p>#developer-button,</text:p>
            <text:p>#wrapper-developer-button,</text:p>
            <text:p>#devTools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2" office:value-type="string" calcext:value-type="string">
            <text:p>MenuShortcut-11</text:p>
          </table:table-cell>
          <table:table-cell table:style-name="ce202" office:value-type="string" calcext:value-type="string">
            <text:p>ツール＞ウェブ開発＞開発ツールを表示</text:p>
          </table:table-cell>
          <table:table-cell table:style-name="ce202" office:value-type="string" calcext:value-type="string">
            <text:p>devToolbox</text:p>
          </table:table-cell>
          <table:table-cell table:style-name="ce206" office:value-type="string" calcext:value-type="string">
            <text:p>Ctrl-Shift-I,</text:p>
            <text:p>F12</text:p>
          </table:table-cell>
          <table:table-cell table:style-name="ce206" office:value-type="string" calcext:value-type="string">
            <text:p>#menu_devToolbox,</text:p>
            <text:p>#key_toggleToolbox,</text:p>
            <text:p>#key_toggleToolboxF12</text:p>
          </table:table-cell>
          <table:table-cell table:style-name="ce206"/>
          <table:table-cell table:style-name="ce20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2" office:value-type="string" calcext:value-type="string">
            <text:p>Ctrl-Shift-I,</text:p>
            <text:p>F12</text:p>
          </table:table-cell>
          <table:table-cell table:style-name="ce202" office:value-type="string" calcext:value-type="string">
            <text:p>#menu_devToolbox,</text:p>
            <text:p>#key_devToolboxMenuItem,</text:p>
            <text:p>#key_devToolboxMenuItemF12,</text:p>
            <text:p>[key='key_devToolboxMenuItem']</text:p>
          </table:table-cell>
          <table:table-cell table:style-name="ce202"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2" office:value-type="string" calcext:value-type="string">
            <text:p>MenuShortcut-12</text:p>
          </table:table-cell>
          <table:table-cell table:style-name="ce202" office:value-type="string" calcext:value-type="string">
            <text:p>ツール＞ウェブ開発＞インスペクタ</text:p>
          </table:table-cell>
          <table:table-cell table:style-name="ce202" office:value-type="string" calcext:value-type="string">
            <text:p>inspector</text:p>
          </table:table-cell>
          <table:table-cell table:style-name="ce206" office:value-type="string" calcext:value-type="string">
            <text:p>Ctrl-Shift-C</text:p>
          </table:table-cell>
          <table:table-cell table:style-name="ce206"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2" office:value-type="string" calcext:value-type="string">
            <text:p>Ctrl-Shift-C</text:p>
          </table:table-cell>
          <table:table-cell table:style-name="ce202" office:value-type="string" calcext:value-type="string">
            <text:p>#key_inspector,</text:p>
            <text:p>#menu_inspector,</text:p>
            <text:p><text:span text:style-name="T4">[key='key_inspecto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2" office:value-type="string" calcext:value-type="string">
            <text:p>MenuShortcut-13</text:p>
          </table:table-cell>
          <table:table-cell table:style-name="ce202" office:value-type="string" calcext:value-type="string">
            <text:p>ツール＞ウェブ開発＞Webコンソール</text:p>
          </table:table-cell>
          <table:table-cell table:style-name="ce202" office:value-type="string" calcext:value-type="string">
            <text:p>webconsole</text:p>
          </table:table-cell>
          <table:table-cell table:style-name="ce206" office:value-type="string" calcext:value-type="string">
            <text:p>Ctrl-Shift-K</text:p>
          </table:table-cell>
          <table:table-cell table:style-name="ce206" office:value-type="string" calcext:value-type="string">
            <text:p>#key_webconsole,</text:p>
            <text:p><text:span text:style-name="T4">#menuitem_webconsole,</text:span></text:p>
            <text:p><text:span text:style-name="T4">[key='key_webconsole']</text:span></text:p>
            <text:p/>
            <text:p/>
          </table:table-cell>
          <table:table-cell table:style-name="ce206" office:value-type="string" calcext:value-type="string">
            <text:p>#toolbox-tab-webconsole,#toolbox-panel-webconsoleは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2" office:value-type="string" calcext:value-type="string">
            <text:p>Ctrl-Shift-K</text:p>
          </table:table-cell>
          <table:table-cell table:style-name="ce202" office:value-type="string" calcext:value-type="string">
            <text:p>#key_webconsole,</text:p>
            <text:p><text:span text:style-name="T4">#menu_webconsole,</text:span></text:p>
            <text:p><text:span text:style-name="T4">[key='key_webconsol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2" office:value-type="string" calcext:value-type="string">
            <text:p>MenuShortcut-14</text:p>
          </table:table-cell>
          <table:table-cell table:style-name="ce202" office:value-type="string" calcext:value-type="string">
            <text:p>ツール＞ウェブ開発＞デバッガ</text:p>
          </table:table-cell>
          <table:table-cell table:style-name="ce202" office:value-type="string" calcext:value-type="string">
            <text:p>jsdebugger</text:p>
          </table:table-cell>
          <table:table-cell table:style-name="ce206" office:value-type="string" calcext:value-type="string">
            <text:p>Ctrl-Shift-S</text:p>
          </table:table-cell>
          <table:table-cell table:style-name="ce206" office:value-type="string" calcext:value-type="string">
            <text:p>#key_jsdebugger,</text:p>
            <text:p><text:span text:style-name="T4">#menuitem_jsdebugger,</text:span></text:p>
            <text:p><text:span text:style-name="T4">[key='key_jsdebugger']</text:span></text:p>
            <text:p/>
          </table:table-cell>
          <table:table-cell table:style-name="ce206" office:value-type="string" calcext:value-type="string">
            <text:p>#toolbox-tab-jsdebugger,#toolbox-panel-jsdebuggerは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2" office:value-type="string" calcext:value-type="string">
            <text:p>Ctrl-Shift-S</text:p>
          </table:table-cell>
          <table:table-cell table:style-name="ce202" office:value-type="string" calcext:value-type="string">
            <text:p>#key_jsdebugger,</text:p>
            <text:p><text:span text:style-name="T4">#menu_jsdebugger,</text:span></text:p>
            <text:p><text:span text:style-name="T4">[key='key_jsdebugge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2" office:value-type="string" calcext:value-type="string">
            <text:p>MenuShortcut-15</text:p>
          </table:table-cell>
          <table:table-cell table:style-name="ce202" office:value-type="string" calcext:value-type="string">
            <text:p>ツール＞ウェブ開発＞スタイルエディタ</text:p>
          </table:table-cell>
          <table:table-cell table:style-name="ce202" office:value-type="string" calcext:value-type="string">
            <text:p>styleeditor</text:p>
          </table:table-cell>
          <table:table-cell table:style-name="ce206" office:value-type="string" calcext:value-type="string">
            <text:p>Shift-F7</text:p>
          </table:table-cell>
          <table:table-cell table:style-name="ce206" office:value-type="string" calcext:value-type="string">
            <text:p>#key_styleeditor,</text:p>
            <text:p><text:span text:style-name="T4">#menuitem_styleeditor,</text:span></text:p>
            <text:p><text:span text:style-name="T4">[key='key_styleeditor']</text:span></text:p>
          </table:table-cell>
          <table:table-cell table:style-name="ce206" office:value-type="string" calcext:value-type="string">
            <text:p><text:span text:style-name="T24">#toolbox-tab-styleeditor,#toolbox-panel-styleeditorは範囲外。</text:span></text:p>
            <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2" office:value-type="string" calcext:value-type="string">
            <text:p>Shift-F7</text:p>
          </table:table-cell>
          <table:table-cell table:style-name="ce202" office:value-type="string" calcext:value-type="string">
            <text:p>#key_styleeditor,</text:p>
            <text:p><text:span text:style-name="T4">#menu_styleeditor,</text:span></text:p>
            <text:p><text:span text:style-name="T4">[key='key_styleedito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2" office:value-type="string" calcext:value-type="string">
            <text:p>MenuShortcut-16</text:p>
          </table:table-cell>
          <table:table-cell table:style-name="ce202" office:value-type="string" calcext:value-type="string">
            <text:p>ツール＞ウェブ開発＞パフォーマンス</text:p>
            <text:p>（旧バージョンでは「プロファイラ」）</text:p>
          </table:table-cell>
          <table:table-cell table:style-name="ce202" office:value-type="string" calcext:value-type="string">
            <text:p>jsprofiler</text:p>
          </table:table-cell>
          <table:table-cell table:style-name="ce206" office:value-type="string" calcext:value-type="string">
            <text:p>Shift-F5</text:p>
          </table:table-cell>
          <table:table-cell table:style-name="ce206"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2" office:value-type="string" calcext:value-type="string">
            <text:p>Shift-F5</text:p>
          </table:table-cell>
          <table:table-cell table:style-name="ce202" office:value-type="string" calcext:value-type="string">
            <text:p>#key_performance,</text:p>
            <text:p><text:span text:style-name="T4">#menu_performance,</text:span></text:p>
            <text:p><text:span text:style-name="T4">[key='key_performanc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2" office:value-type="string" calcext:value-type="string">
            <text:p>MenuShortcut-17</text:p>
          </table:table-cell>
          <table:table-cell table:style-name="ce202" office:value-type="string" calcext:value-type="string">
            <text:p>ツール＞ウェブ開発＞ネットワーク</text:p>
          </table:table-cell>
          <table:table-cell table:style-name="ce202" office:value-type="string" calcext:value-type="string">
            <text:p>netmonitor</text:p>
          </table:table-cell>
          <table:table-cell table:style-name="ce206" office:value-type="string" calcext:value-type="string">
            <text:p>Ctrl-Shift-E</text:p>
          </table:table-cell>
          <table:table-cell table:style-name="ce206"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2" office:value-type="string" calcext:value-type="string">
            <text:p>Ctrl-Shift-Q</text:p>
          </table:table-cell>
          <table:table-cell table:style-name="ce202" office:value-type="string" calcext:value-type="string">
            <text:p>#key_netmonitor,</text:p>
            <text:p><text:span text:style-name="T4">#menu_netmonitor,</text:span></text:p>
            <text:p><text:span text:style-name="T4">[key='key_netmonito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2" office:value-type="string" calcext:value-type="string">
            <text:p>MenuShortcut-18</text:p>
          </table:table-cell>
          <table:table-cell table:style-name="ce202" office:value-type="string" calcext:value-type="string">
            <text:p>ツール＞ウェブ開発＞開発ツールバー</text:p>
          </table:table-cell>
          <table:table-cell table:style-name="ce202" office:value-type="string" calcext:value-type="string">
            <text:p>devToolbar</text:p>
          </table:table-cell>
          <table:table-cell table:style-name="ce206" office:value-type="string" calcext:value-type="string">
            <text:p>Shift-F2</text:p>
          </table:table-cell>
          <table:table-cell table:style-name="ce206"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2" office:value-type="string" calcext:value-type="string">
            <text:p>Shift-F2</text:p>
          </table:table-cell>
          <table:table-cell table:style-name="ce202" office:value-type="string" calcext:value-type="string">
            <text:p>#key_devToolbar,</text:p>
            <text:p><text:span text:style-name="T4">#menu_devToolbar,</text:span></text:p>
            <text:p><text:span text:style-name="T4">[key='key_devToolba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2" office:value-type="string" calcext:value-type="string">
            <text:p>MenuShortcut-19（廃止）</text:p>
          </table:table-cell>
          <table:table-cell table:style-name="ce202" office:value-type="string" calcext:value-type="string">
            <text:p>ツール＞ウェブ開発＞アプリマネージャ</text:p>
          </table:table-cell>
          <table:table-cell table:style-name="ce202" office:value-type="string" calcext:value-type="string">
            <text:p>devAppMgr</text:p>
          </table:table-cell>
          <table:table-cell table:style-name="ce206" office:value-type="string" calcext:value-type="string">
            <text:p>Firefox 38で廃止</text:p>
          </table:table-cell>
          <table:table-cell table:style-name="ce206"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2" office:value-type="string" calcext:value-type="string">
            <text:p>Firefox 38で廃止</text:p>
          </table:table-cell>
          <table:table-cell table:style-name="ce202"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2" office:value-type="string" calcext:value-type="string">
            <text:p>MenuShortcut-20</text:p>
          </table:table-cell>
          <table:table-cell table:style-name="ce202" office:value-type="string" calcext:value-type="string">
            <text:p>ツール＞ウェブ開発＞WebIDE</text:p>
          </table:table-cell>
          <table:table-cell table:style-name="ce202" office:value-type="string" calcext:value-type="string">
            <text:p>webide</text:p>
          </table:table-cell>
          <table:table-cell table:style-name="ce206" office:value-type="string" calcext:value-type="string">
            <text:p>Shift-F8</text:p>
          </table:table-cell>
          <table:table-cell table:style-name="ce206" office:value-type="string" calcext:value-type="string">
            <text:p>#key_webide,</text:p>
            <text:p><text:span text:style-name="T4">#menu_webide,</text:span></text:p>
            <text:p><text:span text:style-name="T4">[key='key_webide']</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2" office:value-type="string" calcext:value-type="string">
            <text:p>Shift-F8</text:p>
          </table:table-cell>
          <table:table-cell table:style-name="ce202" office:value-type="string" calcext:value-type="string">
            <text:p>#key_webide,</text:p>
            <text:p><text:span text:style-name="T4">#menu_webide,</text:span></text:p>
            <text:p><text:span text:style-name="T4">[key='key_webid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2" office:value-type="string" calcext:value-type="string">
            <text:p>MenuShortcut-21</text:p>
          </table:table-cell>
          <table:table-cell table:style-name="ce202" office:value-type="string" calcext:value-type="string">
            <text:p>ツール＞ウェブ開発＞ブラウザツールボックス</text:p>
          </table:table-cell>
          <table:table-cell table:style-name="ce202" office:value-type="string" calcext:value-type="string">
            <text:p>browserToolbox</text:p>
          </table:table-cell>
          <table:table-cell table:style-name="ce206" office:value-type="string" calcext:value-type="string">
            <text:p>Ctrl-Shift-Alt-I</text:p>
          </table:table-cell>
          <table:table-cell table:style-name="ce206" office:value-type="string" calcext:value-type="string">
            <text:p>#key_browserToolbox,</text:p>
            <text:p><text:span text:style-name="T4">#menu_browserToolbox,</text:span></text:p>
            <text:p><text:span text:style-name="T4">[key='key_browserToolbox']</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2" office:value-type="string" calcext:value-type="string">
            <text:p>Ctrl-Shift-Alt-I</text:p>
          </table:table-cell>
          <table:table-cell table:style-name="ce202" office:value-type="string" calcext:value-type="string">
            <text:p>#key_browserToolbox,</text:p>
            <text:p><text:span text:style-name="T4">#menu_browserToolbox,</text:span></text:p>
            <text:p><text:span text:style-name="T4">[key='key_browserToolbox']</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2" office:value-type="string" calcext:value-type="string">
            <text:p>MenuShortcut-22</text:p>
          </table:table-cell>
          <table:table-cell table:style-name="ce202" office:value-type="string" calcext:value-type="string">
            <text:p>ツール＞ウェブ開発＞ブラウザコンソール</text:p>
          </table:table-cell>
          <table:table-cell table:style-name="ce202" office:value-type="string" calcext:value-type="string">
            <text:p>browserConsole</text:p>
          </table:table-cell>
          <table:table-cell table:style-name="ce206" office:value-type="string" calcext:value-type="string">
            <text:p>Ctrl-Shift-J</text:p>
          </table:table-cell>
          <table:table-cell table:style-name="ce21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3"/>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2"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2" office:value-type="string" calcext:value-type="string">
            <text:p>MenuShortcut-23</text:p>
          </table:table-cell>
          <table:table-cell table:style-name="ce202" office:value-type="string" calcext:value-type="string">
            <text:p>ツール＞ウェブ開発＞レスポンシブデザインビュー</text:p>
          </table:table-cell>
          <table:table-cell table:style-name="ce202" office:value-type="string" calcext:value-type="string">
            <text:p>resposiveUI</text:p>
          </table:table-cell>
          <table:table-cell table:style-name="ce206" office:value-type="string" calcext:value-type="string">
            <text:p>Ctrl-Shift-M</text:p>
          </table:table-cell>
          <table:table-cell table:style-name="ce20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2" office:value-type="string" calcext:value-type="string">
            <text:p>Ctrl-Shift-M</text:p>
          </table:table-cell>
          <table:table-cell table:style-name="ce202" office:value-type="string" calcext:value-type="string">
            <text:p><text:span text:style-name="T1">#key_responsiveUI,</text:span></text:p>
            <text:p><text:span text:style-name="T4">#menu_responsiveUI,</text:span></text:p>
            <text:p><text:span text:style-name="T4">[key='key_responsiveUI']</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2" office:value-type="string" calcext:value-type="string">
            <text:p>MenuShortcut-24</text:p>
          </table:table-cell>
          <table:table-cell table:style-name="ce202" office:value-type="string" calcext:value-type="string">
            <text:p>ツール＞ウェブ開発＞スポイト</text:p>
          </table:table-cell>
          <table:table-cell table:style-name="ce202" office:value-type="string" calcext:value-type="string">
            <text:p>eyedropper</text:p>
          </table:table-cell>
          <table:table-cell table:style-name="ce206" office:value-type="string" calcext:value-type="string">
            <text:p>-</text:p>
          </table:table-cell>
          <table:table-cell table:style-name="ce20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2" office:value-type="string" calcext:value-type="string">
            <text:p>-</text:p>
          </table:table-cell>
          <table:table-cell table:style-name="ce20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2" office:value-type="string" calcext:value-type="string">
            <text:p>MenuShortcut-25</text:p>
          </table:table-cell>
          <table:table-cell table:style-name="ce202" office:value-type="string" calcext:value-type="string">
            <text:p>ツール＞ウェブ開発＞スクラッチパッド</text:p>
          </table:table-cell>
          <table:table-cell table:style-name="ce202" office:value-type="string" calcext:value-type="string">
            <text:p>scratchpad</text:p>
          </table:table-cell>
          <table:table-cell table:style-name="ce206" office:value-type="string" calcext:value-type="string">
            <text:p>Shift-F4</text:p>
          </table:table-cell>
          <table:table-cell table:style-name="ce213" office:value-type="string" calcext:value-type="string">
            <text:p><text:span text:style-name="T1">#key_scratchpad,</text:span></text:p>
            <text:p><text:span text:style-name="T1">#menu_scratchpad,</text:span></text:p>
            <text:p><text:span text:style-name="T1">[key='key_scratchpad']</text:span></text:p>
          </table:table-cell>
          <table:table-cell table:style-name="ce213"/>
          <table:table-cell table:style-name="ce206"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2"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2"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2" office:value-type="string" calcext:value-type="string">
            <text:p>MenuShortcut-26</text:p>
          </table:table-cell>
          <table:table-cell table:style-name="ce202" office:value-type="string" calcext:value-type="string">
            <text:p>ツール＞ウェブ開発＞ページのソース</text:p>
          </table:table-cell>
          <table:table-cell table:style-name="ce202" office:value-type="string" calcext:value-type="string">
            <text:p>viewSource</text:p>
          </table:table-cell>
          <table:table-cell table:style-name="ce206" office:value-type="string" calcext:value-type="string">
            <text:p>Ctrl-U</text:p>
          </table:table-cell>
          <table:table-cell table:style-name="ce20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2" office:value-type="string" calcext:value-type="string">
            <text:p>Ctrl-U</text:p>
          </table:table-cell>
          <table:table-cell table:style-name="ce20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2" office:value-type="string" calcext:value-type="string">
            <text:p>MenuShortcut-27（廃止）</text:p>
          </table:table-cell>
          <table:table-cell table:style-name="ce202" office:value-type="string" calcext:value-type="string">
            <text:p>ツール＞ウェブ開発＞エラーコンソール</text:p>
          </table:table-cell>
          <table:table-cell table:style-name="ce202" office:value-type="string" calcext:value-type="string">
            <text:p>errorConsole</text:p>
          </table:table-cell>
          <table:table-cell table:style-name="ce206" office:value-type="string" calcext:value-type="string">
            <text:p>Firefox 48で廃止</text:p>
          </table:table-cell>
          <table:table-cell table:style-name="ce206"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2" office:value-type="string" calcext:value-type="string">
            <text:p>Firefox 48で廃止</text:p>
          </table:table-cell>
          <table:table-cell table:style-name="ce202"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2" office:value-type="string" calcext:value-type="string">
            <text:p>MenuShortcut-28</text:p>
          </table:table-cell>
          <table:table-cell table:style-name="ce202" office:value-type="string" calcext:value-type="string">
            <text:p>ツール＞ウェブ開発＞接続...</text:p>
          </table:table-cell>
          <table:table-cell table:style-name="ce202" office:value-type="string" calcext:value-type="string">
            <text:p>devtools_connect</text:p>
          </table:table-cell>
          <table:table-cell table:style-name="ce206" office:value-type="string" calcext:value-type="string">
            <text:p>-</text:p>
          </table:table-cell>
          <table:table-cell table:style-name="ce206" office:value-type="string" calcext:value-type="string">
            <text:p>#menu_devtools_connect,</text:p>
            <text:p><text:span text:style-name="T4">.subviewbutton[label='接続...'],</text:span></text:p>
            <text:p><text:span text:style-name="T4">.subviewbutton[label='Connect…']</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2" office:value-type="string" calcext:value-type="string">
            <text:p>-</text:p>
          </table:table-cell>
          <table:table-cell table:style-name="ce202" office:value-type="string" calcext:value-type="string">
            <text:p>#menu_devtools_connect,</text:p>
            <text:p><text:span text:style-name="T4">.subviewbutton[label='接続...'],</text:span></text:p>
            <text:p><text:span text:style-name="T4">.subviewbutton[label='Connect…']</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2" office:value-type="string" calcext:value-type="string">
            <text:p>MenuShortcut-29</text:p>
          </table:table-cell>
          <table:table-cell table:style-name="ce202" office:value-type="string" calcext:value-type="string">
            <text:p>ツール＞ウェブ開発＞その他のツールを入手</text:p>
          </table:table-cell>
          <table:table-cell table:style-name="ce202" office:value-type="string" calcext:value-type="string">
            <text:p>getMoreDevtools</text:p>
          </table:table-cell>
          <table:table-cell table:style-name="ce206" office:value-type="string" calcext:value-type="string">
            <text:p>-</text:p>
          </table:table-cell>
          <table:table-cell table:style-name="ce20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6"/>
          <table:table-cell table:style-name="ce20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2" office:value-type="string" calcext:value-type="string">
            <text:p>-</text:p>
          </table:table-cell>
          <table:table-cell table:style-name="ce20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2"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2" office:value-type="string" calcext:value-type="string">
            <text:p>MenuShortcut-30</text:p>
          </table:table-cell>
          <table:table-cell table:style-name="ce202" office:value-type="string" calcext:value-type="string">
            <text:p>ヘルプ＞Firefoxヘルプ</text:p>
            <text:p>（旧バージョンでは「ヘルプ」）</text:p>
          </table:table-cell>
          <table:table-cell table:style-name="ce202" office:value-type="string" calcext:value-type="string">
            <text:p>openHelp</text:p>
          </table:table-cell>
          <table:table-cell table:style-name="ce206" office:value-type="string" calcext:value-type="string">
            <text:p>-</text:p>
          </table:table-cell>
          <table:table-cell table:style-name="ce206" office:value-type="string" calcext:value-type="string">
            <text:p>#menu_openHelp,</text:p>
            <text:p>#key_openHelpMac,</text:p>
            <text:p>.subviewbutton[oncommand^='openHelp'][oncommand*='firefox-help']</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2" office:value-type="string" calcext:value-type="string">
            <text:p>-</text:p>
          </table:table-cell>
          <table:table-cell table:style-name="ce202" office:value-type="string" calcext:value-type="string">
            <text:p>#menu_openHelp,</text:p>
            <text:p>#key_openHelpMac,</text:p>
            <text:p>.subviewbutton[oncommand^='openHelp'][oncommand*='firefox-help']</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2" office:value-type="string" calcext:value-type="string">
            <text:p>MenuShortcut-31</text:p>
          </table:table-cell>
          <table:table-cell table:style-name="ce202" office:value-type="string" calcext:value-type="string">
            <text:p>ヘルプ＞Firefoxツアー</text:p>
          </table:table-cell>
          <table:table-cell table:style-name="ce202" office:value-type="string" calcext:value-type="string">
            <text:p>tour</text:p>
          </table:table-cell>
          <table:table-cell table:style-name="ce206" office:value-type="string" calcext:value-type="string">
            <text:p>-</text:p>
          </table:table-cell>
          <table:table-cell table:style-name="ce206" office:value-type="string" calcext:value-type="string">
            <text:p>#menu_openTour,</text:p>
            <text:p>.subviewbutton[oncommand^='openTourPage']</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2" office:value-type="string" calcext:value-type="string">
            <text:p>-</text:p>
          </table:table-cell>
          <table:table-cell table:style-name="ce202" office:value-type="string" calcext:value-type="string">
            <text:p>#menu_openTour,</text:p>
            <text:p>.subviewbutton[oncommand^='openTour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2" office:value-type="string" calcext:value-type="string">
            <text:p>MenuShortcut-32</text:p>
          </table:table-cell>
          <table:table-cell table:style-name="ce202" office:value-type="string" calcext:value-type="string">
            <text:p>ヘルプ＞キーボードショートカット</text:p>
          </table:table-cell>
          <table:table-cell table:style-name="ce202" office:value-type="string" calcext:value-type="string">
            <text:p>keyboardShortcuts</text:p>
          </table:table-cell>
          <table:table-cell table:style-name="ce206" office:value-type="string" calcext:value-type="string">
            <text:p>-</text:p>
          </table:table-cell>
          <table:table-cell table:style-name="ce206" office:value-type="string" calcext:value-type="string">
            <text:p>#menu_keyboardShortcuts,</text:p>
            <text:p><text:span text:style-name="T5">.subviewbutton[oncommand^='openHelp'][oncommand*='keyboard-shortcuts']</text:span></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2" office:value-type="string" calcext:value-type="string">
            <text:p>-</text:p>
          </table:table-cell>
          <table:table-cell table:style-name="ce202" office:value-type="string" calcext:value-type="string">
            <text:p>#menu_keyboardShortcuts,</text:p>
            <text:p><text:span text:style-name="T5">.subviewbutton[oncommand^='openHelp'][oncommand*='keyboard-shortcuts']</text:span></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7" office:value-type="string" calcext:value-type="string">
            <text:p>Firefox 59で廃止</text:p>
          </table:table-cell>
          <table:table-cell table:style-name="ce207" office:value-type="string" calcext:value-type="string">
            <text:p>#healthReport,</text:p>
            <text:p>.subviewbutton[oncommand^='openHealthReport']</text:p>
            <text:p/>
            <text:p><text:span text:style-name="T22">代替はabout:telemetry</text:span></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healthReport,</text:p>
            <text:p>.subviewbutton[oncommand^='openHealthReport']</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2" office:value-type="string" calcext:value-type="string">
            <text:p>MenuShortcut-34（廃止）</text:p>
          </table:table-cell>
          <table:table-cell table:style-name="ce202" office:value-type="string" calcext:value-type="string">
            <text:p>ヘルプ＞使いこなそう</text:p>
          </table:table-cell>
          <table:table-cell table:style-name="ce202" office:value-type="string" calcext:value-type="string">
            <text:p>gettingStarted</text:p>
          </table:table-cell>
          <table:table-cell table:style-name="ce206" office:value-type="string" calcext:value-type="string">
            <text:p>Firefox 31で廃止</text:p>
          </table:table-cell>
          <table:table-cell table:style-name="ce206" table:number-columns-repeated="3"/>
          <table:table-cell table:style-name="ce6" table:number-columns-repeated="2"/>
          <table:table-cell table:style-name="ce6" table:formula="of:=IF(AND([.F38]=[.M38];[.G38]=[.N38];[.I38]=[.O38]);&quot;&quot;;IF([.M38]=&quot;&quot;;&quot;新規&quot;;&quot;変更あり&quot;))">
            <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2" office:value-type="string" calcext:value-type="string">
            <text:p>MenuShortcut-35</text:p>
          </table:table-cell>
          <table:table-cell table:style-name="ce202" office:value-type="string" calcext:value-type="string">
            <text:p>ヘルプ＞トラブルシューティング情報</text:p>
          </table:table-cell>
          <table:table-cell table:style-name="ce202" office:value-type="string" calcext:value-type="string">
            <text:p>troubleshootingInfo</text:p>
          </table:table-cell>
          <table:table-cell table:style-name="ce206" office:value-type="string" calcext:value-type="string">
            <text:p>-</text:p>
          </table:table-cell>
          <table:table-cell table:style-name="ce206" office:value-type="string" calcext:value-type="string">
            <text:p>#troubleShooting,</text:p>
            <text:p>.subviewbutton[oncommand^='openTroubleshootingPage']</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2" office:value-type="string" calcext:value-type="string">
            <text:p>-</text:p>
          </table:table-cell>
          <table:table-cell table:style-name="ce202" office:value-type="string" calcext:value-type="string">
            <text:p>#troubleShooting,</text:p>
            <text:p>.subviewbutton[oncommand^='openTroubleshooting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2" office:value-type="string" calcext:value-type="string">
            <text:p>MenuShortcut-36</text:p>
          </table:table-cell>
          <table:table-cell table:style-name="ce202" office:value-type="string" calcext:value-type="string">
            <text:p>ヘルプ＞フィードバックを送信</text:p>
          </table:table-cell>
          <table:table-cell table:style-name="ce202" office:value-type="string" calcext:value-type="string">
            <text:p>feedbackPage</text:p>
          </table:table-cell>
          <table:table-cell table:style-name="ce206" office:value-type="string" calcext:value-type="string">
            <text:p>-</text:p>
          </table:table-cell>
          <table:table-cell table:style-name="ce206" office:value-type="string" calcext:value-type="string">
            <text:p>#feedbackPage,</text:p>
            <text:p>.subviewbutton[oncommand^='openFeedbackPage']</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2" office:value-type="string" calcext:value-type="string">
            <text:p>-</text:p>
          </table:table-cell>
          <table:table-cell table:style-name="ce202" office:value-type="string" calcext:value-type="string">
            <text:p>#feedbackPage,</text:p>
            <text:p>.subviewbutton[oncommand^='openFeedbackPage']</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2" office:value-type="string" calcext:value-type="string">
            <text:p>MenuShortcut-37</text:p>
          </table:table-cell>
          <table:table-cell table:style-name="ce202" office:value-type="string" calcext:value-type="string">
            <text:p>ヘルプ＞アドオンを無効にして再起動</text:p>
          </table:table-cell>
          <table:table-cell table:style-name="ce202" office:value-type="string" calcext:value-type="string">
            <text:p>helpSafeMode</text:p>
          </table:table-cell>
          <table:table-cell table:style-name="ce206" office:value-type="string" calcext:value-type="string">
            <text:p>-</text:p>
          </table:table-cell>
          <table:table-cell table:style-name="ce206" office:value-type="string" calcext:value-type="string">
            <text:p>#helpSafeMode,</text:p>
            <text:p>.subviewbutton[oncommand^='safeModeRestart']</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2" office:value-type="string" calcext:value-type="string">
            <text:p>-</text:p>
          </table:table-cell>
          <table:table-cell table:style-name="ce202" office:value-type="string" calcext:value-type="string">
            <text:p>#helpSafeMode,</text:p>
            <text:p>.subviewbutton[oncommand^='safeModeRestart']</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2" office:value-type="string" calcext:value-type="string">
            <text:p>MenuShortcut-38</text:p>
          </table:table-cell>
          <table:table-cell table:style-name="ce202" office:value-type="string" calcext:value-type="string">
            <text:p>ヘルプ＞詐欺サイトを報告</text:p>
          </table:table-cell>
          <table:table-cell table:style-name="ce202" office:value-type="string" calcext:value-type="string">
            <text:p>reportPhishingtoolmenu</text:p>
          </table:table-cell>
          <table:table-cell table:style-name="ce206" office:value-type="string" calcext:value-type="string">
            <text:p>-</text:p>
          </table:table-cell>
          <table:table-cell table:style-name="ce206" office:value-type="string" calcext:value-type="string">
            <text:p>#menu_HelpPopup_reportPhishingtoolmenu,</text:p>
            <text:p>.subviewbutton[oncommand*='getReportURL'][oncommand*='Phish']</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2" office:value-type="string" calcext:value-type="string">
            <text:p>-</text:p>
          </table:table-cell>
          <table:table-cell table:style-name="ce202" office:value-type="string" calcext:value-type="string">
            <text:p>#menu_HelpPopup_reportPhishingtoolmenu,</text:p>
            <text:p>.subviewbutton[oncommand*='getReportURL'][oncommand*='Phish']</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2" office:value-type="string" calcext:value-type="string">
            <text:p>MenuShortcut-39</text:p>
          </table:table-cell>
          <table:table-cell table:style-name="ce202" office:value-type="string" calcext:value-type="string">
            <text:p>ヘルプ＞誤警告を報告</text:p>
          </table:table-cell>
          <table:table-cell table:style-name="ce202" office:value-type="string" calcext:value-type="string">
            <text:p>reportPhishingErrortoolmenu</text:p>
          </table:table-cell>
          <table:table-cell table:style-name="ce206" office:value-type="string" calcext:value-type="string">
            <text:p>-</text:p>
          </table:table-cell>
          <table:table-cell table:style-name="ce206" office:value-type="string" calcext:value-type="string">
            <text:p>#menu_HelpPopup_reportPhishingErrortoolmenu</text:p>
          </table:table-cell>
          <table:table-cell table:style-name="ce206"/>
          <table:table-cell table:style-name="ce20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menu_HelpPopup_reportPhishingErrortoolmenu,</text:p>
            <text:p>.subviewbutton[oncommand*='getReportURL'][oncommand*='Error']</text:p>
          </table:table-cell>
          <table:table-cell table:style-name="ce202"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2" office:value-type="string" calcext:value-type="string">
            <text:p>MenuShortcut-40</text:p>
          </table:table-cell>
          <table:table-cell table:style-name="ce202" office:value-type="string" calcext:value-type="string">
            <text:p>ヘルプ＞Firefoxについて のセパレータ</text:p>
          </table:table-cell>
          <table:table-cell table:style-name="ce202" office:value-type="string" calcext:value-type="string">
            <text:p>aboutSeparator</text:p>
          </table:table-cell>
          <table:table-cell table:style-name="ce206" office:value-type="string" calcext:value-type="string">
            <text:p>-</text:p>
          </table:table-cell>
          <table:table-cell table:style-name="ce206" office:value-type="string" calcext:value-type="string">
            <text:p>#aboutSeparator</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2" office:value-type="string" calcext:value-type="string">
            <text:p>-</text:p>
          </table:table-cell>
          <table:table-cell table:style-name="ce202" office:value-type="string" calcext:value-type="string">
            <text:p>#about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1">
          <table:table-cell table:style-name="ce6"/>
          <table:table-cell table:style-name="ce6" table:formula="of:=IF(AND([.$A45]&lt;&gt;&quot;&quot;;NOT(ISNUMBER(FIND(&quot;廃止&quot;;[.$C45]))));MAX([.$B$1:.$B44])+1;&quot;&quot;)">
            <text:p/>
          </table:table-cell>
          <table:table-cell table:style-name="ce202" office:value-type="string" calcext:value-type="string">
            <text:p>MenuShortcut-41</text:p>
          </table:table-cell>
          <table:table-cell table:style-name="ce202" office:value-type="string" calcext:value-type="string">
            <text:p>編集＞テキストの記述方向を切り替える</text:p>
          </table:table-cell>
          <table:table-cell table:style-name="ce202" office:value-type="string" calcext:value-type="string">
            <text:p>textfieldDirection</text:p>
          </table:table-cell>
          <table:table-cell table:style-name="ce206" office:value-type="string" calcext:value-type="string">
            <text:p>Ctrl-Shift-X</text:p>
          </table:table-cell>
          <table:table-cell table:style-name="ce206" office:value-type="string" calcext:value-type="string">
            <text:p>#textfieldDirection-separator,</text:p>
            <text:p>#textfieldDirection-swap,</text:p>
            <text:p>#key_switchTextDirection,</text:p>
            <text:p>#context-bidi-text-direction-toggle,</text:p>
            <text:p>#context-sep-bidi</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2" office:value-type="string" calcext:value-type="string">
            <text:p>Ctrl-Shift-X</text:p>
          </table:table-cell>
          <table:table-cell table:style-name="ce202" office:value-type="string" calcext:value-type="string">
            <text:p>#textfieldDirection-separator,</text:p>
            <text:p>#textfieldDirection-swap,</text:p>
            <text:p>#key_switchTextDirection,</text:p>
            <text:p>#context-bidi-text-direction-toggle,</text:p>
            <text:p>#context-sep-bidi</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2" office:value-type="string" calcext:value-type="string">
            <text:p>MenuShortcut-42</text:p>
          </table:table-cell>
          <table:table-cell table:style-name="ce202" office:value-type="string" calcext:value-type="string">
            <text:p>表示＞ページの記述方向を切り替える</text:p>
          </table:table-cell>
          <table:table-cell table:style-name="ce202" office:value-type="string" calcext:value-type="string">
            <text:p>documentDirection</text:p>
          </table:table-cell>
          <table:table-cell table:style-name="ce206" office:value-type="string" calcext:value-type="string">
            <text:p>-</text:p>
          </table:table-cell>
          <table:table-cell table:style-name="ce20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2" office:value-type="string" calcext:value-type="string">
            <text:p>-</text:p>
          </table:table-cell>
          <table:table-cell table:style-name="ce20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2" office:value-type="string" calcext:value-type="string">
            <text:p>MenuShortcut-43</text:p>
          </table:table-cell>
          <table:table-cell table:style-name="ce202" office:value-type="string" calcext:value-type="string">
            <text:p>履歴＞（メニュー内のセパレータ）</text:p>
          </table:table-cell>
          <table:table-cell table:style-name="ce202" office:value-type="string" calcext:value-type="string">
            <text:p>historySeparator</text:p>
          </table:table-cell>
          <table:table-cell table:style-name="ce206" office:value-type="string" calcext:value-type="string">
            <text:p>-</text:p>
          </table:table-cell>
          <table:table-cell table:style-name="ce206" office:value-type="string" calcext:value-type="string">
            <text:p>#startHistorySeparator</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2" office:value-type="string" calcext:value-type="string">
            <text:p>-</text:p>
          </table:table-cell>
          <table:table-cell table:style-name="ce202" office:value-type="string" calcext:value-type="string">
            <text:p>#startHistory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2" office:value-type="string" calcext:value-type="string">
            <text:p>MenuShortcut-44</text:p>
          </table:table-cell>
          <table:table-cell table:style-name="ce202" office:value-type="string" calcext:value-type="string">
            <text:p>ブックマーク＞ブックマークツールバー</text:p>
            <text:p>（およびそれに付随する各項目）</text:p>
          </table:table-cell>
          <table:table-cell table:style-name="ce202" office:value-type="string" calcext:value-type="string">
            <text:p>bookmarksToolbarFolder</text:p>
          </table:table-cell>
          <table:table-cell table:style-name="ce206" office:value-type="string" calcext:value-type="string">
            <text:p>-</text:p>
          </table:table-cell>
          <table:table-cell table:style-name="ce206" office:value-type="string" calcext:value-type="string">
            <text:p>#organizeBookmarksSeparator,</text:p>
            <text:p>#bookmarksToolbarSeparator,</text:p>
            <text:p>#bookmarksToolbarFolderMenu,</text:p>
            <text:p>#panelMenu_viewBookmarksToolbar,</text:p>
            <text:p>#BMB_bookmarksToolbar</text:p>
          </table:table-cell>
          <table:table-cell table:style-name="ce206" office:value-type="string" calcext:value-type="string">
            <text:p>ブックマークをカスタマイズでツールバーに配置しておくこと。</text:p>
          </table:table-cell>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2" office:value-type="string" calcext:value-type="string">
            <text:p>MenuShortcut-45（廃止）</text:p>
          </table:table-cell>
          <table:table-cell table:style-name="ce202" office:value-type="string" calcext:value-type="string">
            <text:p>コンテンツ領域のコンテキストメニュー＞リンクを保存する...</text:p>
          </table:table-cell>
          <table:table-cell table:style-name="ce202" office:value-type="string" calcext:value-type="string">
            <text:p>context-marklink</text:p>
          </table:table-cell>
          <table:table-cell table:style-name="ce206" office:value-type="string" calcext:value-type="string">
            <text:p>Firefox 51で廃止</text:p>
          </table:table-cell>
          <table:table-cell table:style-name="ce206"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2" office:value-type="string" calcext:value-type="string">
            <text:p>Firefox 51で廃止</text:p>
          </table:table-cell>
          <table:table-cell table:style-name="ce202"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7" office:value-type="string" calcext:value-type="string">
            <text:p>Firefox 57で廃止</text:p>
          </table:table-cell>
          <table:table-cell table:style-name="ce207" office:value-type="string" calcext:value-type="string">
            <text:p>#context-sharelink</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context-sharelink</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2" office:value-type="string" calcext:value-type="string">
            <text:p>MenuShortcut-47</text:p>
          </table:table-cell>
          <table:table-cell table:style-name="ce202" office:value-type="string" calcext:value-type="string">
            <text:p>コンテンツ領域のコンテキストメニュー＞画像のURLをメールで送信</text:p>
          </table:table-cell>
          <table:table-cell table:style-name="ce202" office:value-type="string" calcext:value-type="string">
            <text:p>context-sendimage</text:p>
          </table:table-cell>
          <table:table-cell table:style-name="ce206" office:value-type="string" calcext:value-type="string">
            <text:p>-</text:p>
          </table:table-cell>
          <table:table-cell table:style-name="ce206" office:value-type="string" calcext:value-type="string">
            <text:p>#context-sendimage</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2" office:value-type="string" calcext:value-type="string">
            <text:p>-</text:p>
          </table:table-cell>
          <table:table-cell table:style-name="ce202" office:value-type="string" calcext:value-type="string">
            <text:p>#context-sendimag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8" office:value-type="string" calcext:value-type="string">
            <text:p>Firefox 57で廃止</text:p>
          </table:table-cell>
          <table:table-cell table:style-name="ce207" office:value-type="string" calcext:value-type="string">
            <text:p>#context-shareimage</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context-shareimag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2" office:value-type="string" calcext:value-type="string">
            <text:p>MenuShortcut-49</text:p>
          </table:table-cell>
          <table:table-cell table:style-name="ce202" office:value-type="string" calcext:value-type="string">
            <text:p>コンテンツ領域のコンテキストメニュー＞動画のURLをメールで送信</text:p>
          </table:table-cell>
          <table:table-cell table:style-name="ce202" office:value-type="string" calcext:value-type="string">
            <text:p>context-sendvideo</text:p>
          </table:table-cell>
          <table:table-cell table:style-name="ce206" office:value-type="string" calcext:value-type="string">
            <text:p>-</text:p>
          </table:table-cell>
          <table:table-cell table:style-name="ce206" office:value-type="string" calcext:value-type="string">
            <text:p>#context-sendvideo</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2" office:value-type="string" calcext:value-type="string">
            <text:p>-</text:p>
          </table:table-cell>
          <table:table-cell table:style-name="ce202" office:value-type="string" calcext:value-type="string">
            <text:p>#context-sendvideo</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7" office:value-type="string" calcext:value-type="string">
            <text:p>#context-sharevideo</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context-sharevideo</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2" office:value-type="string" calcext:value-type="string">
            <text:p>MenuShortcut-51</text:p>
          </table:table-cell>
          <table:table-cell table:style-name="ce202" office:value-type="string" calcext:value-type="string">
            <text:p>コンテンツ領域のコンテキストメニュー＞オーディオのURLをメールで送信</text:p>
          </table:table-cell>
          <table:table-cell table:style-name="ce202" office:value-type="string" calcext:value-type="string">
            <text:p>context-sendaudio</text:p>
          </table:table-cell>
          <table:table-cell table:style-name="ce206" office:value-type="string" calcext:value-type="string">
            <text:p>-</text:p>
          </table:table-cell>
          <table:table-cell table:style-name="ce206" office:value-type="string" calcext:value-type="string">
            <text:p>#context-sendaudio</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2" office:value-type="string" calcext:value-type="string">
            <text:p>-</text:p>
          </table:table-cell>
          <table:table-cell table:style-name="ce202" office:value-type="string" calcext:value-type="string">
            <text:p>#context-sendaudio</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7" office:value-type="string" calcext:value-type="string">
            <text:p>#context-sharepage</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context-sharepag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2" office:value-type="string" calcext:value-type="string">
            <text:p>MenuShortcut-53（廃止）</text:p>
          </table:table-cell>
          <table:table-cell table:style-name="ce202" office:value-type="string" calcext:value-type="string">
            <text:p>コンテンツ領域のコンテキストメニュー＞ページを保存する...</text:p>
          </table:table-cell>
          <table:table-cell table:style-name="ce202" office:value-type="string" calcext:value-type="string">
            <text:p>context-markpageMenu</text:p>
          </table:table-cell>
          <table:table-cell table:style-name="ce206" office:value-type="string" calcext:value-type="string">
            <text:p>Firefox 51で廃止</text:p>
          </table:table-cell>
          <table:table-cell table:style-name="ce206"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2" office:value-type="string" calcext:value-type="string">
            <text:p>Firefox 51で廃止</text:p>
          </table:table-cell>
          <table:table-cell table:style-name="ce202"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7" office:value-type="string" calcext:value-type="string">
            <text:p>#context-shareselect</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202" office:value-type="string" calcext:value-type="string">
            <text:p>#context-shareselect</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2" office:value-type="string" calcext:value-type="string">
            <text:p>MenuShortcut-55</text:p>
          </table:table-cell>
          <table:table-cell table:style-name="ce202" office:value-type="string" calcext:value-type="string">
            <text:p>コンテンツ領域のコンテキストメニュー＞デスクトップの背景に設定</text:p>
          </table:table-cell>
          <table:table-cell table:style-name="ce202" office:value-type="string" calcext:value-type="string">
            <text:p>context-setDesktopBackground</text:p>
          </table:table-cell>
          <table:table-cell table:style-name="ce206" office:value-type="string" calcext:value-type="string">
            <text:p>-</text:p>
          </table:table-cell>
          <table:table-cell table:style-name="ce206" office:value-type="string" calcext:value-type="string">
            <text:p>#context-setDesktopBackground</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2" office:value-type="string" calcext:value-type="string">
            <text:p>-</text:p>
          </table:table-cell>
          <table:table-cell table:style-name="ce202" office:value-type="string" calcext:value-type="string">
            <text:p>#context-setDesktopBackground</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2" office:value-type="string" calcext:value-type="string">
            <text:p>MenuShortcut-56（廃止）</text:p>
          </table:table-cell>
          <table:table-cell table:style-name="ce202" office:value-type="string" calcext:value-type="string">
            <text:p>コンテンツ領域のコンテキストメニュー＞画像をブロック</text:p>
          </table:table-cell>
          <table:table-cell table:style-name="ce202" office:value-type="string" calcext:value-type="string">
            <text:p>context-blockimage</text:p>
          </table:table-cell>
          <table:table-cell table:style-name="ce206" office:value-type="string" calcext:value-type="string">
            <text:p>Firefox 31で廃止</text:p>
          </table:table-cell>
          <table:table-cell table:style-name="ce206" table:number-columns-repeated="3"/>
          <table:table-cell table:style-name="ce6" table:number-columns-repeated="2"/>
          <table:table-cell table:style-name="ce6" table:formula="of:=IF(AND([.F60]=[.M60];[.G60]=[.N60];[.I60]=[.O60]);&quot;&quot;;IF([.M60]=&quot;&quot;;&quot;新規&quot;;&quot;変更あり&quot;))">
            <text:p/>
          </table:table-cell>
          <table:table-cell table:style-name="ce202" office:value-type="string" calcext:value-type="string">
            <text:p>Firefox 31で廃止</text:p>
          </table:table-cell>
          <table:table-cell table:style-name="ce20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2" office:value-type="string" calcext:value-type="string">
            <text:p>MenuShortcut-57</text:p>
          </table:table-cell>
          <table:table-cell table:style-name="ce202" office:value-type="string" calcext:value-type="string">
            <text:p>コンテンツ領域のコンテキストメニュー＞要素を調査</text:p>
          </table:table-cell>
          <table:table-cell table:style-name="ce202" office:value-type="string" calcext:value-type="string">
            <text:p>context-inspect</text:p>
          </table:table-cell>
          <table:table-cell table:style-name="ce206" office:value-type="string" calcext:value-type="string">
            <text:p>-</text:p>
          </table:table-cell>
          <table:table-cell table:style-name="ce206" office:value-type="string" calcext:value-type="string">
            <text:p>#context-inspect,</text:p>
            <text:p>#inspect-separator</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2" office:value-type="string" calcext:value-type="string">
            <text:p>-</text:p>
          </table:table-cell>
          <table:table-cell table:style-name="ce202" office:value-type="string" calcext:value-type="string">
            <text:p>#context-inspect,</text:p>
            <text:p>#inspect-separator</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2" office:value-type="string" calcext:value-type="string">
            <text:p>MenuShortcut-58</text:p>
          </table:table-cell>
          <table:table-cell table:style-name="ce202" office:value-type="string" calcext:value-type="string">
            <text:p>ポップアップブロック＞このサイトによるポップアップを許可する</text:p>
          </table:table-cell>
          <table:table-cell table:style-name="ce202" office:value-type="string" calcext:value-type="string">
            <text:p>blockedPopupAllowSite</text:p>
          </table:table-cell>
          <table:table-cell table:style-name="ce206" office:value-type="string" calcext:value-type="string">
            <text:p>-</text:p>
          </table:table-cell>
          <table:table-cell table:style-name="ce206" office:value-type="string" calcext:value-type="string">
            <text:p>#blockedPopupOptions menuitem[observes='blockedPopupAllowSite']</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2" office:value-type="string" calcext:value-type="string">
            <text:p>-</text:p>
          </table:table-cell>
          <table:table-cell table:style-name="ce202" office:value-type="string" calcext:value-type="string">
            <text:p>#blockedPopupOptions menuitem[observes='blockedPopupAllowSite']</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2" office:value-type="string" calcext:value-type="string">
            <text:p>MenuShortcut-59</text:p>
          </table:table-cell>
          <table:table-cell table:style-name="ce202" office:value-type="string" calcext:value-type="string">
            <text:p>ポップアップブロック＞ポップアップブロック設定を変更</text:p>
          </table:table-cell>
          <table:table-cell table:style-name="ce202" office:value-type="string" calcext:value-type="string">
            <text:p>blockedPopupEditSettings</text:p>
          </table:table-cell>
          <table:table-cell table:style-name="ce206" office:value-type="string" calcext:value-type="string">
            <text:p>-</text:p>
          </table:table-cell>
          <table:table-cell table:style-name="ce206" office:value-type="string" calcext:value-type="string">
            <text:p>#blockedPopupOptions menuitem[observes='blockedPopupEditSettings']</text:p>
          </table:table-cell>
          <table:table-cell table:style-name="ce206"/>
          <table:table-cell table:style-name="ce20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2" office:value-type="string" calcext:value-type="string">
            <text:p>-</text:p>
          </table:table-cell>
          <table:table-cell table:style-name="ce202" office:value-type="string" calcext:value-type="string">
            <text:p>#blockedPopupOptions menuitem[observes='blockedPopupEditSettings']</text:p>
          </table:table-cell>
          <table:table-cell table:style-name="ce202"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4">
          <table:table-cell table:style-name="ce6"/>
          <table:table-cell table:style-name="ce6" table:formula="of:=IF(AND([.$A64]&lt;&gt;&quot;&quot;;NOT(ISNUMBER(FIND(&quot;廃止&quot;;[.$C64]))));MAX([.$B$1:.$B63])+1;&quot;&quot;)">
            <text:p/>
          </table:table-cell>
          <table:table-cell table:style-name="ce202" office:value-type="string" calcext:value-type="string">
            <text:p>MenuShortcut-60（廃止）</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permissions</text:p>
          </table:table-cell>
          <table:table-cell table:style-name="ce206" office:value-type="string" calcext:value-type="string">
            <text:p>-</text:p>
          </table:table-cell>
          <table:table-cell table:style-name="ce206" office:value-type="string" calcext:value-type="string">
            <text:p>Hide-4に移動</text:p>
          </table:table-cell>
          <table:table-cell table:style-name="ce20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2" office:value-type="string" calcext:value-type="string">
            <text:p>-</text:p>
          </table:table-cell>
          <table:table-cell table:style-name="ce202" office:value-type="string" calcext:value-type="string">
            <text:p>Hide-4に移動</text:p>
          </table:table-cell>
          <table:table-cell table:style-name="ce20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2" office:value-type="string" calcext:value-type="string">
            <text:p>MenuShortcut-61（廃止）</text:p>
          </table:table-cell>
          <table:table-cell table:style-name="ce202" office:value-type="string" calcext:value-type="string">
            <text:p>キャレットブラウズモード</text:p>
          </table:table-cell>
          <table:table-cell table:style-name="ce202" office:value-type="string" calcext:value-type="string">
            <text:p>caretbrowse</text:p>
          </table:table-cell>
          <table:table-cell table:style-name="ce206" office:value-type="string" calcext:value-type="string">
            <text:p>-</text:p>
          </table:table-cell>
          <table:table-cell table:style-name="ce206" office:value-type="string" calcext:value-type="string">
            <text:p>Ui-2を参照</text:p>
          </table:table-cell>
          <table:table-cell table:style-name="ce206" table:number-columns-repeated="2"/>
          <table:table-cell table:style-name="ce6" table:number-columns-repeated="2"/>
          <table:table-cell table:style-name="ce6" table:formula="of:=IF(AND([.F65]=[.M65];[.G65]=[.N65];[.I65]=[.O65]);&quot;&quot;;IF([.M65]=&quot;&quot;;&quot;新規&quot;;&quot;変更あり&quot;))">
            <text:p/>
          </table:table-cell>
          <table:table-cell table:style-name="ce202" office:value-type="string" calcext:value-type="string">
            <text:p>-</text:p>
          </table:table-cell>
          <table:table-cell table:style-name="ce202" office:value-type="string" calcext:value-type="string">
            <text:p>Ui-2を参照</text:p>
          </table:table-cell>
          <table:table-cell table:style-name="ce20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2"/>
          <table:table-cell table:style-name="ce206" office:value-type="string" calcext:value-type="string">
            <text:p>Ctrl-T</text:p>
          </table:table-cell>
          <table:table-cell table:style-name="ce206" office:value-type="string" calcext:value-type="string">
            <text:p>#menu_newNavigatorTab,#key_newNavigatorTab</text:p>
          </table:table-cell>
          <table:table-cell table:style-name="ce206"/>
          <table:table-cell table:style-name="ce20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2" office:value-type="string" calcext:value-type="string">
            <text:p>Ctrl-T</text:p>
          </table:table-cell>
          <table:table-cell table:style-name="ce202" office:value-type="string" calcext:value-type="string">
            <text:p>#menu_newNavigatorTab,#key_newNavigatorTab</text:p>
          </table:table-cell>
          <table:table-cell table:style-name="ce20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2"/>
          <table:table-cell table:style-name="ce206" office:value-type="string" calcext:value-type="string">
            <text:p>-</text:p>
          </table:table-cell>
          <table:table-cell table:style-name="ce206" office:value-type="string" calcext:value-type="string">
            <text:p>#context-openlinkintab</text:p>
          </table:table-cell>
          <table:table-cell table:style-name="ce206"/>
          <table:table-cell table:style-name="ce20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2" office:value-type="string" calcext:value-type="string">
            <text:p>-</text:p>
          </table:table-cell>
          <table:table-cell table:style-name="ce202" office:value-type="string" calcext:value-type="string">
            <text:p>#context-openlinkintab</text:p>
          </table:table-cell>
          <table:table-cell table:style-name="ce20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5">
          <table:table-cell table:style-name="ce6"/>
          <table:table-cell table:style-name="ce6" table:formula="of:=IF(AND([.$A68]&lt;&gt;&quot;&quot;;NOT(ISNUMBER(FIND(&quot;廃止&quot;;[.$C68]))));MAX([.$B$1:.$B67])+1;&quot;&quot;)">
            <text:p/>
          </table:table-cell>
          <table:table-cell table:style-name="ce202" office:value-type="string" calcext:value-type="string">
            <text:p>MenuShortcut-64</text:p>
          </table:table-cell>
          <table:table-cell table:style-name="ce202" office:value-type="string" calcext:value-type="string">
            <text:p>ツール＞ウェブ開発＞Service Worker</text:p>
          </table:table-cell>
          <table:table-cell table:style-name="ce202" office:value-type="string" calcext:value-type="string">
            <text:p>devtools_connect</text:p>
          </table:table-cell>
          <table:table-cell table:style-name="ce206"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06"/>
          <table:table-cell table:style-name="ce20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2" office:value-type="string" calcext:value-type="string">
            <text:p>-</text:p>
          </table:table-cell>
          <table:table-cell table:style-name="ce202"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2" office:value-type="string" calcext:value-type="string">
            <text:p>MenuShortcut-65</text:p>
          </table:table-cell>
          <table:table-cell table:style-name="ce202" office:value-type="string" calcext:value-type="string">
            <text:p>ツール＞ウェブ開発＞ブラウザーコンテンツツールボックス</text:p>
          </table:table-cell>
          <table:table-cell table:style-name="ce202" office:value-type="string" calcext:value-type="string">
            <text:p>devtools_connect</text:p>
          </table:table-cell>
          <table:table-cell table:style-name="ce206"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0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2"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05"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05"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05"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7">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8">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9">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0">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1">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2">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3">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4">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5">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4">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6:40:37.48646168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6:46:33.963898753</dc:date>
    <meta:editing-duration>P9DT12H37M9S</meta:editing-duration>
    <meta:editing-cycles>698</meta:editing-cycles>
    <meta:document-statistic meta:table-count="5" meta:cell-count="10012" meta:object-count="0"/>
  </office:meta>
</office:document-meta>
</file>